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200000162C6244CA4.png" manifest:media-type="image/png"/>
  <manifest:file-entry manifest:full-path="Pictures/10000201000000C8000000C8D56979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232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2.594cm" fo:min-width="0cm" fo:padding-top="0.175cm" fo:padding-bottom="0.175cm" fo:padding-left="0.3cm" fo:padding-right="0.3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2.1cm" svg:height="10cm" svg:x="1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1cm" svg:height="10cm" svg:x="1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872cm" svg:height="1.431cm" svg:x="16.1cm" svg:y="1.1cm">
          <draw:text-box>
            <text:p><text:span text:style-name="T1">Iteration2: Bohai</text:span></text:p>
          </draw:text-box>
        </draw:frame>
        <draw:frame draw:style-name="gr2" draw:text-style-name="P2" draw:layer="layout" svg:width="7.693cm" svg:height="1.431cm" svg:x="3.4cm" svg:y="5.869cm">
          <draw:text-box>
            <text:p><text:span text:style-name="T1">Iteration1: Arafura</text:span></text:p>
          </draw:text-box>
        </draw:frame>
        <draw:frame draw:style-name="gr3" draw:text-style-name="P2" draw:layer="layout" svg:width="5.906cm" svg:height="1.431cm" svg:x="6.694cm" svg:y="8.569cm">
          <draw:text-box>
            <text:p><text:span text:style-name="T1">Compiler: Ajhc</text:span></text:p>
          </draw:text-box>
        </draw:frame>
        <draw:frame draw:style-name="gr3" draw:text-style-name="P2" draw:layer="layout" svg:width="6.986cm" svg:height="1.431cm" svg:x="3cm" svg:y="7.4cm">
          <draw:text-box>
            <text:p><text:span text:style-name="T1">Language: Haskell</text:span></text:p>
          </draw:text-box>
        </draw:frame>
        <draw:frame draw:style-name="gr3" draw:text-style-name="P2" draw:layer="layout" svg:width="6.283cm" svg:height="1.431cm" svg:x="18.617cm" svg:y="4.5cm">
          <draw:text-box>
            <text:p><text:span text:style-name="T1">Compiler: ATS2</text:span></text:p>
          </draw:text-box>
        </draw:frame>
        <draw:frame draw:style-name="gr3" draw:text-style-name="P2" draw:layer="layout" svg:width="5.974cm" svg:height="1.431cm" svg:x="15.323cm" svg:y="3cm">
          <draw:text-box>
            <text:p><text:span text:style-name="T1">Language: ATS</text:span></text:p>
          </draw:text-box>
        </draw:frame>
        <draw:custom-shape draw:style-name="gr1" draw:text-style-name="P1" draw:layer="layout" svg:width="27.444cm" svg:height="3.3cm" draw:transform="skewX (-4.11198348718799E-017) rotate (0.313286600732982) translate (1.71cm 17.278cm)">
          <text:p/>
          <draw:enhanced-geometry svg:viewBox="0 0 21600 21600" draw:text-areas="0 ?f0 ?f5 ?f2" draw:type="right-arrow" draw:modifiers="17062.3893117912 5215.146925174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2.1cm" svg:height="10cm" svg:x="25.8cm" svg:y="-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733cm" svg:height="3.591cm" svg:x="2.867cm" svg:y="11.1cm">
          <draw:text-box>
            <text:p><text:span text:style-name="T1">Demo: Cortex-M4, mbed, ChibiOS/RT Android, NetBSD kernel driver</text:span></text:p>
          </draw:text-box>
        </draw:frame>
        <draw:frame draw:style-name="gr3" draw:text-style-name="P2" draw:layer="layout" svg:width="6.012cm" svg:height="1.431cm" svg:x="1.488cm" svg:y="9.569cm">
          <draw:text-box>
            <text:p><text:span text:style-name="T1">Design: Snatch</text:span></text:p>
          </draw:text-box>
        </draw:frame>
        <draw:frame draw:style-name="gr3" draw:text-style-name="P2" draw:layer="layout" svg:width="6.012cm" svg:height="1.431cm" svg:x="13.9cm" svg:y="5.769cm">
          <draw:text-box>
            <text:p><text:span text:style-name="T1">Design: Snatch</text:span></text:p>
          </draw:text-box>
        </draw:frame>
        <draw:frame draw:style-name="gr5" draw:text-style-name="P2" draw:layer="layout" svg:width="7.8cm" svg:height="2.944cm" svg:x="16cm" svg:y="7.556cm">
          <draw:text-box>
            <text:p><text:span text:style-name="T1">Demo: 8-bit AVR, mbed, ChibiOS/RT</text:span></text:p>
          </draw:text-box>
        </draw:frame>
        <draw:frame draw:style-name="gr6" draw:text-style-name="P3" draw:layer="layout" svg:width="4.626cm" svg:height="4.626cm" svg:x="4.9cm" svg:y="15.274cm">
          <draw:image xlink:href="Pictures/10000201000000C8000000C8D5697996.png" xlink:type="simple" xlink:show="embed" xlink:actuate="onLoad">
            <text:p/>
          </draw:image>
        </draw:frame>
        <draw:frame draw:style-name="gr6" draw:text-style-name="P3" draw:layer="layout" svg:width="4.626cm" svg:height="4.626cm" svg:x="17.3cm" svg:y="10.674cm">
          <draw:image xlink:href="Pictures/100002010000016200000162C6244C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05T10:32:33.644992771</meta:creation-date>
    <dc:date>2014-07-05T11:01:18.096191109</dc:date>
    <dc:creator>Okabe Kiwamu</dc:creator>
    <meta:editing-duration>PT22M1S</meta:editing-duration>
    <meta:editing-cycles>27</meta:editing-cycles>
    <meta:generator>LibreOffice/4.2.5.2$Linux_X86_64 LibreOffice_project/420m0$Build-2</meta:generator>
    <meta:document-statistic meta:object-count="16"/>
  </office:meta>
</office:document-meta>
</file>